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1in"/>
    </style:style>
    <style:style style:name="co3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3.62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number-columns-repeated="1022"/>
        </table:table-row>
        <table:table-row table:style-name="ro1">
          <table:table-cell office:value-type="string">
            <text:p>General demonstration version</text:p>
          </table:table-cell>
          <table:table-cell office:value-type="string">
            <text:p>demo</text:p>
          </table:table-cell>
          <table:table-cell table:number-columns-repeated="1022"/>
        </table:table-row>
        <table:table-row table:style-name="ro1">
          <table:table-cell office:value-type="string">
            <text:p>Retail demo units and kiosks</text:p>
          </table:table-cell>
          <table:table-cell office:value-type="string">
            <text:p>demo-kiosk</text:p>
          </table:table-cell>
          <table:table-cell table:number-columns-repeated="1022"/>
        </table:table-row>
        <table:table-row table:style-name="ro1">
          <table:table-cell office:value-type="string">
            <text:p>General demonstration version, playable</text:p>
          </table:table-cell>
          <table:table-cell office:value-type="string">
            <text:p>demo-playable</text:p>
          </table:table-cell>
          <table:table-cell table:number-columns-repeated="1022"/>
        </table:table-row>
        <table:table-row table:style-name="ro1">
          <table:table-cell office:value-type="string">
            <text:p>General demonstration version, non-interactive</text:p>
          </table:table-cell>
          <table:table-cell office:value-type="string">
            <text:p>demo-rolling</text:p>
          </table:table-cell>
          <table:table-cell table:number-columns-repeated="1022"/>
        </table:table-row>
        <table:table-row table:style-name="ro1">
          <table:table-cell office:value-type="string">
            <text:p>General demonstration version, non-interactive slideshow</text:p>
          </table:table-cell>
          <table:table-cell office:value-type="string">
            <text:p>demo-slideshow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ample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1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16:59.49</meta:creation-date>
    <dc:date>2021-10-25T21:43:29.47</dc:date>
    <meta:editing-duration>PT2M15S</meta:editing-duration>
    <meta:editing-cycles>5</meta:editing-cycles>
    <meta:generator>OpenOffice/4.1.7$Win32 OpenOffice.org_project/417m1$Build-9800</meta:generator>
    <meta:document-statistic meta:table-count="3" meta:cell-count="13" meta:object-count="0"/>
  </office:meta>
</office:document-meta>
</file>